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style-name="ce1"/>
          <table:table-cell office:value-type="string" table:style-name="ce1">
            <text:p>Laptop</text:p>
          </table:table-cell>
          <table:table-cell office:value-type="string" table:style-name="ce1">
            <text:p>Raspberry P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ojinegro</text:p>
          </table:table-cell>
          <table:table-cell office:value-type="float" office:value="795.95" table:style-name="ce1">
            <text:p>795.95</text:p>
          </table:table-cell>
          <table:table-cell office:value-type="float" office:value="520.54999999999995" table:style-name="ce1">
            <text:p>520.55</text:p>
          </table:table-cell>
          <table:table-cell table:style-name="ce1"/>
          <table:table-cell table:style-name="ce3"/>
          <table:table-cell table:number-columns-repeated="16379"/>
        </table:table-row>
        <table:table-row table:style-name="ro1">
          <table:table-cell office:value-type="string" table:style-name="ce1">
            <text:p>AVL</text:p>
          </table:table-cell>
          <table:table-cell office:value-type="float" office:value="28.502354" table:style-name="ce1">
            <text:p>28.502354</text:p>
          </table:table-cell>
          <table:table-cell office:value-type="float" office:value="20.365490000000001" table:style-name="ce1">
            <text:p>20.3654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2-3</text:p>
          </table:table-cell>
          <table:table-cell office:value-type="float" office:value="0.98" table:style-name="ce1">
            <text:p>0.98</text:p>
          </table:table-cell>
          <table:table-cell office:value-type="float" office:value="0.93" table:style-name="ce1">
            <text:p>0.9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Hoja2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aime</meta:initial-creator>
    <dc:creator>Juan Pg Leon</dc:creator>
    <meta:creation-date>2014-10-16T23:38:33Z</meta:creation-date>
    <dc:date>2015-09-10T05:06:11Z</dc:date>
    <meta:editing-cycles>2</meta:editing-cycles>
    <meta:editing-duration>PT58953S</meta:editing-duration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